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2.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3" style:family="text">
      <style:text-properties fo:font-size="12.00pt" fo:font-weight="normal" fo:font-family="'Courier New'" style:font-family-asian="'Courier New'" style:font-family-complex="'Courier New'" fo:background-color="transparent" style:use-window-font-color="true"/>
    </style:style>
    <style:style style:name="T4" style:family="text">
      <style:text-properties fo:font-size="12.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6"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7" style:family="text">
      <style:text-properties fo:font-size="10.00pt" fo:font-weight="normal" fo:font-family="'Courier New'" style:font-family-asian="'Courier New'" style:font-family-complex="'Courier New'" fo:background-color="transparent" style:use-window-font-color="true"/>
    </style:style>
    <style:style style:name="T8"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0"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11" style:family="text">
      <style:text-properties fo:font-size="10.00pt" fo:font-weight="normal" fo:font-family="'Courier New'" style:font-family-asian="'Courier New'" style:font-family-complex="'Courier New'" fo:background-color="transparent" style:use-window-font-color="true"/>
    </style:style>
    <style:style style:name="T12"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1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00"/>
    </style:style>
    <style:style style:name="T15"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16" style:family="text">
      <style:text-properties fo:font-size="12.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17"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1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00"/>
    </style:style>
    <style:style style:name="T19"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20" style:family="text">
      <style:text-properties fo:font-size="12.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2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22"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23" style:family="text">
      <style:text-properties fo:font-size="10.00pt" fo:font-weight="normal" fo:font-family="'Courier New'" style:font-family-asian="'Courier New'" style:font-family-complex="'Courier New'" fo:background-color="transparent" style:use-window-font-color="true"/>
    </style:style>
    <style:style style:name="T2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25" style:family="text">
      <style:text-properties fo:font-size="10.00pt" fo:font-weight="normal" fo:font-family="'Courier New'" style:font-family-asian="'Courier New'" style:font-family-complex="'Courier New'" fo:background-color="transparent" style:use-window-font-color="true"/>
    </style:style>
    <style:style style:name="T26"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2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28" style:family="text">
      <style:text-properties fo:font-size="10.00pt" fo:font-weight="normal" fo:font-family="'Courier New'" style:font-family-asian="'Courier New'" style:font-family-complex="'Courier New'" fo:background-color="transparent" style:use-window-font-color="true"/>
    </style:style>
    <style:style style:name="T29"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30" style:family="text">
      <style:text-properties fo:font-size="10.00pt" fo:font-weight="normal" fo:font-family="'Courier New'" style:font-family-asian="'Courier New'" style:font-family-complex="'Courier New'" fo:background-color="transparent" style:use-window-font-color="true"/>
    </style:style>
    <style:style style:name="T31"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3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33" style:family="text">
      <style:text-properties fo:font-size="10.00pt" fo:font-weight="normal" fo:font-family="'Courier New'" style:font-family-asian="'Courier New'" style:font-family-complex="'Courier New'" fo:background-color="transparent" style:use-window-font-color="true"/>
    </style:style>
    <style:style style:name="T34"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35" style:family="text">
      <style:text-properties fo:font-size="10.00pt" fo:font-weight="normal" fo:font-family="'Courier New'" style:font-family-asian="'Courier New'" style:font-family-complex="'Courier New'" fo:background-color="transparent" style:use-window-font-color="true"/>
    </style:style>
    <style:style style:name="T36"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3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3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00"/>
    </style:style>
    <style:style style:name="T39"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40" style:family="text">
      <style:text-properties fo:font-size="12.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41"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42" style:family="text">
      <style:text-properties fo:font-size="10.00pt" fo:font-weight="normal" fo:font-family="'Courier New'" style:font-family-asian="'Courier New'" style:font-family-complex="'Courier New'" fo:background-color="transparent" style:use-window-font-color="true"/>
    </style:style>
    <style:style style:name="T43"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4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00"/>
    </style:style>
    <style:style style:name="T45"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46" style:family="text">
      <style:text-properties fo:font-size="12.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4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48" style:family="text">
      <style:text-properties fo:font-size="10.00pt" fo:font-weight="normal" fo:font-family="'Courier New'" style:font-family-asian="'Courier New'" style:font-family-complex="'Courier New'" fo:background-color="transparent" style:use-window-font-color="true"/>
    </style:style>
    <style:style style:name="T49"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50" style:family="text">
      <style:text-properties fo:font-size="10.00pt" fo:font-weight="normal" fo:font-family="'Courier New'" style:font-family-asian="'Courier New'" style:font-family-complex="'Courier New'" fo:background-color="transparent" style:use-window-font-color="true"/>
    </style:style>
    <style:style style:name="T51"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52" style:family="text">
      <style:text-properties fo:font-size="10.50pt" fo:font-weight="normal" fo:font-family="'Courier New'" style:font-family-asian="'Courier New'" style:font-family-complex="'Courier New'" fo:background-color="#ffffff" style:use-window-font-color="true"/>
    </style:style>
    <style:style style:name="T53" style:family="text">
      <style:text-properties fo:font-size="10.00pt" fo:font-weight="normal" fo:font-family="'Courier New'" style:font-family-asian="'Courier New'" style:font-family-complex="'Courier New'" fo:background-color="transparent" style:use-window-font-color="true"/>
    </style:style>
    <style:style style:name="T54" style:family="text">
      <style:text-properties fo:font-size="10.50pt" fo:font-weight="normal" fo:font-family="'Courier New'" style:font-family-asian="'Courier New'" style:font-family-complex="'Courier New'" fo:background-color="#ffffff" style:use-window-font-color="true"/>
    </style:style>
    <style:style style:name="T55" style:family="text">
      <style:text-properties fo:font-size="10.00pt" fo:font-weight="normal" fo:font-family="'Courier New'" style:font-family-asian="'Courier New'" style:font-family-complex="'Courier New'" fo:background-color="transparent" style:use-window-font-color="true"/>
    </style:style>
    <style:style style:name="T56" style:family="text">
      <style:text-properties fo:font-size="12.00pt" fo:font-weight="normal" fo:font-family="'Liberation Serif'" style:font-family-asian="'Liberation Serif'" style:font-family-complex="'Liberation Serif'" fo:background-color="transparent" style:use-window-font-color="true"/>
    </style:style>
    <style:style style:name="T57" style:family="text">
      <style:text-properties fo:font-size="12.00pt" fo:font-weight="normal" fo:font-family="'Courier New'" style:font-family-asian="'Courier New'" style:font-family-complex="'Courier New'" fo:background-color="transparent" style:use-window-font-color="true"/>
    </style:style>
    <style:style style:name="T58"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59" style:family="text">
      <style:text-properties fo:font-size="10.50pt" fo:font-weight="normal" fo:font-family="'Courier New'" style:font-family-asian="'Courier New'" style:font-family-complex="'Courier New'" fo:background-color="#ffffff" style:use-window-font-color="true"/>
    </style:style>
    <style:style style:name="T60" style:family="text">
      <style:text-properties fo:font-size="10.00pt" fo:font-weight="normal" fo:font-family="'Courier New'" style:font-family-asian="'Courier New'" style:font-family-complex="'Courier New'" fo:background-color="transparent" style:use-window-font-color="true"/>
    </style:style>
    <style:style style:name="T61" style:family="text">
      <style:text-properties fo:font-size="10.50pt" fo:font-weight="normal" fo:font-family="'Courier New'" style:font-family-asian="'Courier New'" style:font-family-complex="'Courier New'" fo:background-color="#ffffff" style:use-window-font-color="true"/>
    </style:style>
    <style:style style:name="T62" style:family="text">
      <style:text-properties fo:font-size="10.00pt" fo:font-weight="normal" fo:font-family="'Courier New'" style:font-family-asian="'Courier New'" style:font-family-complex="'Courier New'" fo:background-color="transparent" style:use-window-font-color="true"/>
    </style:style>
    <style:style style:name="T63" style:family="text">
      <style:text-properties fo:font-size="10.50pt" fo:font-weight="normal" fo:font-family="'Courier New'" style:font-family-asian="'Courier New'" style:font-family-complex="'Courier New'" fo:background-color="#ffffff" style:use-window-font-color="true"/>
    </style:style>
    <style:style style:name="T64" style:family="text">
      <style:text-properties fo:font-size="10.00pt" fo:font-weight="normal" fo:font-family="'Courier New'" style:font-family-asian="'Courier New'" style:font-family-complex="'Courier New'" fo:background-color="transparent" style:use-window-font-color="true"/>
    </style:style>
    <style:style style:name="T65"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66" style:family="text">
      <style:text-properties fo:font-size="10.00pt" fo:font-weight="normal" fo:font-family="'Courier New'" style:font-family-asian="'Courier New'" style:font-family-complex="'Courier New'" fo:background-color="transparent" fo:color="#000000"/>
    </style:style>
    <style:style style:name="T67"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68" style:family="text">
      <style:text-properties fo:font-size="10.00pt" fo:font-weight="normal" fo:font-family="'Courier New'" style:font-family-asian="'Courier New'" style:font-family-complex="'Courier New'" fo:background-color="transparent" fo:color="#000000"/>
    </style:style>
    <style:style style:name="T69"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7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71"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72" style:family="text">
      <style:text-properties fo:font-size="10.00pt" fo:font-weight="normal" fo:font-family="'Courier New'" style:font-family-asian="'Courier New'" style:font-family-complex="'Courier New'" fo:background-color="transparent" style:use-window-font-color="true"/>
    </style:style>
    <style:style style:name="T73"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000000"/>
    </style:style>
    <style:style style:name="T7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P1" style:family="paragraph">
      <style:paragraph-properties fo:line-height="100.00%" fo:text-align="left"/>
    </style:style>
    <style:style style:name="P2" style:family="paragraph">
      <style:paragraph-properties fo:line-height="115.00%" fo:text-align="left" fo:margin-bottom="14.15pt"/>
    </style:style>
    <style:style style:name="P3" style:family="paragraph">
      <style:paragraph-properties fo:line-height="100.00%" fo:text-align="left" fo:margin-left="0.00pt" fo:text-indent="-18.00pt" fo:margin-right="5.05pt"/>
    </style:style>
    <style:style style:name="P4" style:family="paragraph">
      <style:paragraph-properties fo:line-height="115.00%" fo:text-align="left" fo:margin-bottom="14.15pt"/>
    </style:style>
    <style:style style:name="P5" style:family="paragraph">
      <style:paragraph-properties fo:line-height="100.00%" fo:text-align="left" fo:margin-left="0.00pt" fo:text-indent="-18.00pt" fo:margin-right="5.05pt"/>
    </style:style>
    <text:list-style style:name="L6">
      <text:list-level-style-bullet text:level="1" text:bullet-char="•">
        <style:list-level-properties text:space-before="21.20pt" text:min-label-width="18.00pt"/>
        <style:text-properties fo:font-family="Symbol"/>
      </text:list-level-style-bullet>
    </text:list-style>
    <style:style style:name="P6" style:family="paragraph">
      <style:paragraph-properties fo:line-height="100.00%" fo:text-align="left" fo:margin-left="-3.85pt" fo:text-indent="3.85pt" fo:margin-right="5.05pt">
        <style:tab-stops>
          <style:tab-stop style:position="-35.35pt"/>
        </style:tab-stops>
      </style:paragraph-properties>
    </style:style>
    <style:style style:name="P7" style:family="paragraph">
      <style:paragraph-properties fo:line-height="115.00%" fo:text-align="left" fo:margin-bottom="14.15pt"/>
    </style:style>
    <style:style style:name="P8" style:family="paragraph">
      <style:paragraph-properties fo:line-height="100.00%" fo:text-align="left" fo:margin-left="0.00pt" fo:text-indent="-18.00pt" fo:margin-right="5.05pt"/>
    </style:style>
    <style:style style:name="P9" style:family="paragraph">
      <style:paragraph-properties fo:line-height="115.00%" fo:text-align="left" fo:margin-bottom="14.15pt"/>
    </style:style>
    <style:style style:name="P10" style:family="paragraph">
      <style:paragraph-properties fo:line-height="100.00%" fo:text-align="left" fo:margin-left="0.00pt" fo:text-indent="-18.00pt" fo:margin-right="5.05pt"/>
    </style:style>
    <style:style style:name="P11" style:family="paragraph">
      <style:paragraph-properties fo:line-height="115.00%" fo:text-align="left" fo:margin-bottom="14.15pt"/>
    </style:style>
    <style:style style:name="P12" style:family="paragraph">
      <style:paragraph-properties fo:line-height="100.00%" fo:text-align="left" fo:margin-left="0.00pt" fo:text-indent="-18.00pt" fo:margin-right="5.05pt"/>
    </style:style>
    <style:style style:name="P13" style:family="paragraph">
      <style:paragraph-properties fo:line-height="115.00%" fo:text-align="left" fo:margin-bottom="14.15pt"/>
    </style:style>
    <style:style style:name="P14" style:family="paragraph">
      <style:paragraph-properties fo:line-height="100.00%" fo:text-align="left" fo:margin-left="0.00pt" fo:text-indent="-18.00pt" fo:margin-right="5.05pt"/>
    </style:style>
    <style:style style:name="P15" style:family="paragraph">
      <style:paragraph-properties fo:line-height="115.00%" fo:text-align="left" fo:margin-bottom="14.15pt"/>
    </style:style>
    <style:style style:name="P16" style:family="paragraph">
      <style:paragraph-properties fo:line-height="100.00%" fo:text-align="left" fo:margin-left="0.00pt" fo:text-indent="-18.00pt" fo:margin-right="5.05pt"/>
    </style:style>
    <style:style style:name="P17" style:family="paragraph">
      <style:paragraph-properties fo:line-height="115.00%" fo:text-align="left" fo:margin-bottom="14.15pt"/>
    </style:style>
    <style:style style:name="P18" style:family="paragraph">
      <style:paragraph-properties fo:line-height="100.00%" fo:text-align="left" fo:margin-left="0.00pt" fo:text-indent="-18.00pt" fo:margin-right="5.05pt"/>
    </style:style>
    <style:style style:name="P19" style:family="paragraph">
      <style:paragraph-properties fo:line-height="115.00%" fo:text-align="left" fo:margin-bottom="14.15pt"/>
    </style:style>
    <style:style style:name="P20" style:family="paragraph">
      <style:paragraph-properties fo:line-height="100.00%" fo:text-align="left" fo:margin-left="0.00pt" fo:text-indent="-18.00pt" fo:margin-right="5.05pt"/>
    </style:style>
    <style:style style:name="P21" style:family="paragraph">
      <style:paragraph-properties fo:line-height="115.00%" fo:text-align="left" fo:margin-bottom="14.15pt"/>
    </style:style>
    <style:style style:name="P22" style:family="paragraph">
      <style:paragraph-properties fo:line-height="100.00%" fo:text-align="left" fo:margin-left="0.00pt" fo:text-indent="-18.00pt" fo:margin-right="5.05pt"/>
    </style:style>
    <style:style style:name="P23" style:family="paragraph">
      <style:paragraph-properties fo:line-height="115.00%" fo:text-align="left" fo:margin-bottom="14.15pt"/>
    </style:style>
  </office:automatic-styles>
  <office:body>
    <office:text>
      <text:p text:style-name="P1"><text:span text:style-name="T1"/></text:p>
      <text:p text:style-name="P2"><text:span text:style-name="T2">Projet<text:s/></text:span><text:span text:style-name="T3">1</text:span><text:span text:style-name="T4"><text:s/>de NSI</text:span></text:p>
      <text:p text:style-name="P2"><text:span text:style-name="T5"/></text:p>
      <text:p text:style-name="P3"><text:span text:style-name="T6">Le projet à pour but un petit site amateur d’un</text:span><text:span text:style-name="T7"><text:s/>motel ou on peut enregistrer un compte qui possède son répertoire. Il utilise du html, du css,du php et du sql en mariadb</text:span><text:span text:style-name="T8"/></text:p>
      <text:p text:style-name="P4"><text:span text:style-name="T9"/></text:p>
      <text:p text:style-name="P5"><text:span text:style-name="T10">sommaire :</text:span></text:p>
      <text:list text:style-name="L6">
        <text:list-item>
          <text:p text:style-name="P6"><text:span text:style-name="T10">a.fichiers</text:span></text:p>
        </text:list-item>
        <text:list-item>
          <text:p text:style-name="P6"><text:span text:style-name="T10">b.</text:span><text:span text:style-name="T11">Programme important</text:span><text:span text:style-name="T12"/></text:p>
        </text:list-item>
        <text:list-item>
          <text:p text:style-name="P6"><text:span text:style-name="T12">c.SQL</text:span></text:p>
        </text:list-item>
      </text:list>
      <text:p text:style-name="P7"><text:span text:style-name="T13"/></text:p>
      <text:p text:style-name="P8"><text:span text:style-name="T14">—</text:span><text:span text:style-name="T15">----------------</text:span><text:span text:style-name="T16"/></text:p>
      <text:p text:style-name="P8"><text:span text:style-name="T17">a.Les fichiers</text:span></text:p>
      <text:p text:style-name="P8"><text:span text:style-name="T18">—</text:span><text:span text:style-name="T19">----------------</text:span><text:span text:style-name="T20"/></text:p>
      <text:p text:style-name="P9"><text:span text:style-name="T21"/></text:p>
      <text:p text:style-name="P10"><text:span text:style-name="T22">le site est composé de différent fichier :<text:line-break/>index.html</text:span></text:p>
      <text:p text:style-name="P10"><text:span text:style-name="T23"><text:s text:c="3"/>user.php</text:span></text:p>
      <text:p text:style-name="P10"><text:span text:style-name="T23"><text:s text:c="3"/></text:span></text:p>
      <text:p text:style-name="P11"><text:span text:style-name="T24"/></text:p>
      <text:p text:style-name="P12"><text:span text:style-name="T25">La méthode de php utilisé est “GET”</text:span><text:span text:style-name="T26"/></text:p>
      <text:p text:style-name="P13"><text:span text:style-name="T27"/></text:p>
      <text:p text:style-name="P14"><text:span text:style-name="T28">Index.html</text:span><text:span text:style-name="T29">:</text:span></text:p>
      <text:p text:style-name="P14"><text:span text:style-name="T29">page d’accueil ou il est possible de créer un compte ou</text:span><text:span text:style-name="T30"><text:s/>se connecter directement</text:span><text:span text:style-name="T31"/></text:p>
      <text:p text:style-name="P14"><text:span text:style-name="T31"/></text:p>
      <text:p text:style-name="P15"><text:span text:style-name="T32"/></text:p>
      <text:p text:style-name="P16"><text:span text:style-name="T33">user</text:span><text:span text:style-name="T34">.php</text:span><text:span text:style-name="T35"/></text:p>
      <text:p text:style-name="P16"><text:span text:style-name="T35">Page auquel on est redirigé après s'être connecté on pourra consulter notre répertoire et trié selon des critère</text:span><text:span text:style-name="T36"/></text:p>
      <text:p text:style-name="P16"><text:span text:style-name="T36"/></text:p>
      <text:p text:style-name="P16"><text:span text:style-name="T36"/></text:p>
      <text:p text:style-name="P17"><text:span text:style-name="T37"/></text:p>
      <text:p text:style-name="P18"><text:span text:style-name="T38">—</text:span><text:span text:style-name="T39">---------------------</text:span><text:span text:style-name="T40"/></text:p>
      <text:p text:style-name="P18"><text:span text:style-name="T41">b</text:span><text:span text:style-name="T42">.Programme Important</text:span><text:span text:style-name="T43"/></text:p>
      <text:p text:style-name="P18"><text:span text:style-name="T44">—</text:span><text:span text:style-name="T45">---------------------</text:span><text:span text:style-name="T46"/></text:p>
      <text:p text:style-name="P19"><text:span text:style-name="T47"/></text:p>
      <text:p text:style-name="P20"><text:span text:style-name="T48">Index</text:span><text:span text:style-name="T49">.</text:span><text:span text:style-name="T50">html</text:span><text:span text:style-name="T51">:</text:span></text:p>
      <text:p text:style-name="P20"><text:span text:style-name="T52">&lt;div class="login"&gt;</text:span></text:p>
      <text:p text:style-name="P20"><text:span text:style-name="T53">quand le bouton cliqué est appuyé affiche une div ou on peut le nom d’utilisateur + mdp qui sont envoyé a user.php par la méthode “GET” et si celle ci est reconnu on pourra aller à la prochaine page </text:span></text:p>
      <text:p text:style-name="P20"><text:span text:style-name="T54"/></text:p>
      <text:p text:style-name="P20"><text:span text:style-name="T54">&lt;div class="create"&gt;</text:span></text:p>
      <text:p text:style-name="P20"><text:span text:style-name="T55">si on a pas encore de compte on appuie sur le bouton créer compte et on inscrit nous info perso qui seront récupéré par une fonction dans user.php et finalement on inscrit notre nom d’utilisateur + mdp pour pouvoir se connecter la prochaine fois.</text:span></text:p>
      <text:p text:style-name="P20"><text:span text:style-name="T56"/></text:p>
      <text:p text:style-name="P20"><text:span text:style-name="T57">user</text:span><text:span text:style-name="T58">.php:</text:span></text:p>
      <text:p text:style-name="P20"><text:span text:style-name="T59">function Disconnect_user()</text:span></text:p>
      <text:p text:style-name="P20"><text:span text:style-name="T60">déconnecte l’utilisateur</text:span></text:p>
      <text:p text:style-name="P20"><text:span text:style-name="T61"/></text:p>
      <text:p text:style-name="P20"><text:span text:style-name="T61">function failS($e)</text:span></text:p>
      <text:p text:style-name="P20"><text:span text:style-name="T62">affiche un message d’erreur si il y a un problème avec le sql pour éviter un crash</text:span></text:p>
      <text:p text:style-name="P20"><text:span text:style-name="T63"/></text:p>
      <text:p text:style-name="P20"><text:span text:style-name="T63">function Connect_User($conn)</text:span></text:p>
      <text:p text:style-name="P20"><text:span text:style-name="T63">Fonction qui récupère les information de la method GET de index.html</text:span></text:p>
      <text:p text:style-name="P20"><text:span text:style-name="T63">cependant il y a 2 type de connexion la connexion standard par un utilisateur enregistré dans index.html et la connexion admin qui aura quelque élément supplémentaire dans son répertoire</text:span></text:p>
      <text:p text:style-name="P20"><text:span text:style-name="T63"/></text:p>
      <text:p text:style-name="P20"><text:span text:style-name="T63">function Creat_user($conn){</text:span></text:p>
      <text:p text:style-name="P20"><text:span text:style-name="T63">fonction qui appelle le sql pour inscrire les donnés dans une base de donné</text:span></text:p>
      <text:p text:style-name="P20"><text:span text:style-name="T63"/></text:p>
      <text:p text:style-name="P20"><text:span text:style-name="T63">function Get_board($b){</text:span></text:p>
      <text:p text:style-name="P20"><text:span text:style-name="T63">fonction qui va print sur la page web le tableau ainsi que c’est donné selon si l’utilisateur connecté est admin ou utilisateur standard,L’admin aura + d’info dans le tableau qui sera imprimé.</text:span></text:p>
      <text:p text:style-name="P20"><text:span text:style-name="T64"/></text:p>
      <text:p text:style-name="P20"><text:span text:style-name="T65">c.SQL</text:span></text:p>
      <text:p text:style-name="P20"><text:span text:style-name="T66">Comme dit plutot ce site web Utilise le SQL comme base de donné sur module MariaDB on a 3 fichier SQL + un fichier txt</text:span></text:p>
      <text:p text:style-name="P20"><text:span text:style-name="T67"/></text:p>
      <text:p text:style-name="P20"><text:span text:style-name="T68">Consql_com.txt</text:span></text:p>
      <text:p text:style-name="P20"><text:span text:style-name="T68">Import une database mysql du nom test.sql et export une database mysql text.sql</text:span></text:p>
      <text:p text:style-name="P20"><text:span text:style-name="T68"/></text:p>
      <text:p text:style-name="P20"><text:span text:style-name="T68">db_vide.sql</text:span></text:p>
      <text:p text:style-name="P20"><text:span text:style-name="T68">DROP TABLE IF EXISTS `client`;</text:span></text:p>
      <text:p text:style-name="P20"><text:span text:style-name="T68">si client existe on depose la table dans la database</text:span></text:p>
      <text:p text:style-name="P20"><text:span text:style-name="T68"/></text:p>
      <text:p text:style-name="P20"><text:span text:style-name="T68">CREATE TABLE `client` (</text:span></text:p>
      <text:p text:style-name="P20"><text:span text:style-name="T68">crée la table 'client' avec id client comme clé primaire et le reste des info telle que Cnom, Cprenom... a placé dans les colonne de la table</text:span></text:p>
      <text:p text:style-name="P20"><text:span text:style-name="T68"/></text:p>
      <text:p text:style-name="P20"><text:span text:style-name="T68">LOCK TABLES `client` WRITE;/UNLOCK TABLES;</text:span></text:p>
      <text:p text:style-name="P20"><text:span text:style-name="T68">Vérouille la table pendant qu'on ecrit dans la table on insert des valeurs qui iront dans chaque colonne attitré puis on deverouille cette table</text:span></text:p>
      <text:p text:style-name="P20"><text:span text:style-name="T68"/></text:p>
      <text:p text:style-name="P20"><text:span text:style-name="T68">desc_test.sql</text:span></text:p>
      <text:p text:style-name="P20"><text:span text:style-name="T68">dans le site motel on affiche les clients ainsi que les relation de manière decroissante.</text:span></text:p>
      <text:p text:style-name="P20"><text:span text:style-name="T68"/></text:p>
      <text:p text:style-name="P20"><text:span text:style-name="T68">Structure.sql</text:span></text:p>
      <text:p text:style-name="P20"><text:span text:style-name="T68">create table CLIENT (</text:span></text:p>
      <text:p text:style-name="P20"><text:span text:style-name="T68">creer une table client dans la database avec 12 donné differents qui formeront 12 colonne dans un tableau et qui a pour clé primaire idclient</text:span></text:p>
      <text:p text:style-name="P20"><text:span text:style-name="T68"/></text:p>
      <text:p text:style-name="P20"><text:span text:style-name="T68">create table Relation (</text:span></text:p>
      <text:p text:style-name="P20"><text:span text:style-name="T68">creer une table relation avec 1 clé primaire et 2 clé etrangère faisant reference a idclient reliant ainsi la table "client" et 'relation'</text:span></text:p>
      <text:p text:style-name="P20"><text:span text:style-name="T68"/></text:p>
      <text:p text:style-name="P20"><text:span text:style-name="T69"/></text:p>
      <text:p text:style-name="P21"><text:span text:style-name="T70"/></text:p>
      <text:p text:style-name="P22"><text:span text:style-name="T71">crédits :</text:span></text:p>
      <text:p text:style-name="P22"><text:span text:style-name="T71">PAVARD Arthur,<text:s/></text:span><text:span text:style-name="T72">Florian Jean Louis</text:span><text:span text:style-name="T73"/></text:p>
      <text:p text:style-name="P23"><text:span text:style-name="T74"><text:line-brea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